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857d4" officeooo:paragraph-rsid="001857d4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6" style:family="paragraph" style:parent-style-name="Standard">
      <style:text-properties style:font-name="Arial" officeooo:rsid="001857d4" officeooo:paragraph-rsid="001857d4"/>
    </style:style>
    <style:style style:name="P7" style:family="paragraph" style:parent-style-name="Standard" style:list-style-name="WW8Num5">
      <style:text-properties style:font-name="Arial" officeooo:rsid="001857d4" officeooo:paragraph-rsid="001857d4"/>
    </style:style>
    <style:style style:name="P8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9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6eb70" officeooo:paragraph-rsid="0016eb70" style:font-name-asian="Times New Roman" style:language-asian="es" style:country-asian="MX" style:font-name-complex="Arial"/>
    </style:style>
    <style:style style:name="T1" style:family="text">
      <style:text-properties officeooo:rsid="00185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1">31</text:span>-oct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10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2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5006747209775115441" text:style-name="WW8Num6">
              <text:list-item>
                <text:p text:style-name="P9"><text:span text:style-name="T1">Verificar realizacion de actividades establecidas en la minuta del viernes</text:span> </text:p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2496284765664093828" text:style-name="WW8Num5">
              <text:list-item>
                <text:p text:style-name="P7">Cambiar la tecnologia en la que se implementara el sistema.</text:p>
              </text:list-item>
              <text:list-item>
                <text:p text:style-name="P7">Trabajar con los diagramas de robustez y de clases para las descripciones de los casos de uso elegidos el martes</text:p>
              </text:list-item>
            </text:list>
            <text:p text:style-name="P6"/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5">Poco tiempo para la entrega del proyecto</text:p>
            <text:p text:style-name="P5">Retrasos considerables.</text:p>
            <text:p text:style-name="P5">Presion de tiempo.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0-31T18:40:43.898435922</dc:date>
    <meta:print-date>2010-08-25T21:39:00Z</meta:print-date>
    <meta:editing-cycles>12</meta:editing-cycles>
    <meta:editing-duration>PT1H30M4S</meta:editing-duration>
    <meta:document-statistic meta:table-count="2" meta:image-count="0" meta:object-count="0" meta:page-count="1" meta:paragraph-count="21" meta:word-count="88" meta:character-count="591" meta:non-whitespace-character-count="526"/>
    <meta:template xlink:type="simple" xlink:actuate="onRequest" xlink:title="" xlink:href="../minuta10.odt/Normal"/>
  </office:meta>
</office:document-meta>
</file>